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56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1.192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font-name="Calibri" fo:font-size="9pt" style:font-size-asian="9pt" style:font-size-complex="9pt"/>
    </style:style>
    <style:style style:name="ce2" style:family="table-cell" style:parent-style-name="Default" style:data-style-name="N99">
      <style:text-properties style:font-name="Calibri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number-columns-repeated="1018" table:default-cell-style-name="ce1"/>
        <table:table-row table:style-name="ro1">
          <table:table-cell office:value-type="string" calcext:value-type="string">
            <text:p>Spell Nam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Magic Realm</text:p>
          </table:table-cell>
          <table:table-cell office:value-type="string" calcext:value-type="string">
            <text:p>spell_idx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Spell Book Page Tit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 Elemental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string" calcext:value-type="string">
            <text:p>Combat Summoning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A2]);&quot;'&quot;;&quot;&quot;);&quot; &quot;;&quot;_&quot;)" office:value-type="string" office:string-value="spl_Air_Elemental" calcext:value-type="string">
            <text:p>spl_Air_Element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tar of Battle</text:p>
          </table:table-cell>
          <table:table-cell/>
          <table:table-cell office:value-type="string" calcext:value-type="string">
            <text:p>City Enchantment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A3]);&quot;'&quot;;&quot;&quot;);&quot; &quot;;&quot;_&quot;)" office:value-type="string" office:string-value="spl_Altar_Of_Battle" calcext:value-type="string">
            <text:p>spl_Altar_Of_Batt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gel</text:p>
          </table:table-cell>
          <table:table-cell table:number-columns-repeated="4"/>
          <table:table-cell table:formula="of:=&quot;spl_&quot;&amp;SUBSTITUTE(SUBSTITUTE(PROPER([.A4]);&quot;'&quot;;&quot;&quot;);&quot; &quot;;&quot;_&quot;)" office:value-type="string" office:string-value="spl_Angel" calcext:value-type="string">
            <text:p>spl_Ang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imate Dead</text:p>
          </table:table-cell>
          <table:table-cell table:number-columns-repeated="4"/>
          <table:table-cell table:formula="of:=&quot;spl_&quot;&amp;SUBSTITUTE(SUBSTITUTE(PROPER([.A5]);&quot;'&quot;;&quot;&quot;);&quot; &quot;;&quot;_&quot;)" office:value-type="string" office:string-value="spl_Animate_Dead" calcext:value-type="string">
            <text:p>spl_Animate_Dea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ch Angel</text:p>
          </table:table-cell>
          <table:table-cell table:number-columns-repeated="4"/>
          <table:table-cell table:formula="of:=&quot;spl_&quot;&amp;SUBSTITUTE(SUBSTITUTE(PROPER([.A6]);&quot;'&quot;;&quot;&quot;);&quot; &quot;;&quot;_&quot;)" office:value-type="string" office:string-value="spl_Arch_Angel" calcext:value-type="string">
            <text:p>spl_Arch_Ang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mageddon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A7]);&quot;'&quot;;&quot;&quot;);&quot; &quot;;&quot;_&quot;)" office:value-type="string" office:string-value="spl_Armageddon" calcext:value-type="string">
            <text:p>spl_Armagedd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tral Gate</text:p>
          </table:table-cell>
          <table:table-cell table:number-columns-repeated="4"/>
          <table:table-cell table:formula="of:=&quot;spl_&quot;&amp;SUBSTITUTE(SUBSTITUTE(PROPER([.A8]);&quot;'&quot;;&quot;&quot;);&quot; &quot;;&quot;_&quot;)" office:value-type="string" office:string-value="spl_Astral_Gate" calcext:value-type="string">
            <text:p>spl_Astral_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ra of Majesty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A9]);&quot;'&quot;;&quot;&quot;);&quot; &quot;;&quot;_&quot;)" office:value-type="string" office:string-value="spl_Aura_Of_Majesty" calcext:value-type="string">
            <text:p>spl_Aura_Of_Majes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wareness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A10]);&quot;'&quot;;&quot;&quot;);&quot; &quot;;&quot;_&quot;)" office:value-type="string" office:string-value="spl_Awareness" calcext:value-type="string">
            <text:p>spl_Awaren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nish</text:p>
          </table:table-cell>
          <table:table-cell table:number-columns-repeated="4"/>
          <table:table-cell table:formula="of:=&quot;spl_&quot;&amp;SUBSTITUTE(SUBSTITUTE(PROPER([.A11]);&quot;'&quot;;&quot;&quot;);&quot; &quot;;&quot;_&quot;)" office:value-type="string" office:string-value="spl_Banish" calcext:value-type="string">
            <text:p>spl_B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ilisk</text:p>
          </table:table-cell>
          <table:table-cell table:number-columns-repeated="4"/>
          <table:table-cell table:formula="of:=&quot;spl_&quot;&amp;SUBSTITUTE(SUBSTITUTE(PROPER([.A12]);&quot;'&quot;;&quot;&quot;);&quot; &quot;;&quot;_&quot;)" office:value-type="string" office:string-value="spl_Basilisk" calcext:value-type="string">
            <text:p>spl_Basilis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hemoth</text:p>
          </table:table-cell>
          <table:table-cell table:number-columns-repeated="4"/>
          <table:table-cell table:formula="of:=&quot;spl_&quot;&amp;SUBSTITUTE(SUBSTITUTE(PROPER([.A13]);&quot;'&quot;;&quot;&quot;);&quot; &quot;;&quot;_&quot;)" office:value-type="string" office:string-value="spl_Behemoth" calcext:value-type="string">
            <text:p>spl_Behemot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rserk</text:p>
          </table:table-cell>
          <table:table-cell table:number-columns-repeated="4"/>
          <table:table-cell table:formula="of:=&quot;spl_&quot;&amp;SUBSTITUTE(SUBSTITUTE(PROPER([.A14]);&quot;'&quot;;&quot;&quot;);&quot; &quot;;&quot;_&quot;)" office:value-type="string" office:string-value="spl_Berserk" calcext:value-type="string">
            <text:p>spl_Berser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ack Channels</text:p>
          </table:table-cell>
          <table:table-cell table:number-columns-repeated="4"/>
          <table:table-cell table:formula="of:=&quot;spl_&quot;&amp;SUBSTITUTE(SUBSTITUTE(PROPER([.A15]);&quot;'&quot;;&quot;&quot;);&quot; &quot;;&quot;_&quot;)" office:value-type="string" office:string-value="spl_Black_Channels" calcext:value-type="string">
            <text:p>spl_Black_Channe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ack Prayer</text:p>
          </table:table-cell>
          <table:table-cell table:number-columns-repeated="4"/>
          <table:table-cell table:formula="of:=&quot;spl_&quot;&amp;SUBSTITUTE(SUBSTITUTE(PROPER([.A16]);&quot;'&quot;;&quot;&quot;);&quot; &quot;;&quot;_&quot;)" office:value-type="string" office:string-value="spl_Black_Prayer" calcext:value-type="string">
            <text:p>spl_Black_Pray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ack Sleep</text:p>
          </table:table-cell>
          <table:table-cell table:number-columns-repeated="4"/>
          <table:table-cell table:formula="of:=&quot;spl_&quot;&amp;SUBSTITUTE(SUBSTITUTE(PROPER([.A17]);&quot;'&quot;;&quot;&quot;);&quot; &quot;;&quot;_&quot;)" office:value-type="string" office:string-value="spl_Black_Sleep" calcext:value-type="string">
            <text:p>spl_Black_Slee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ack Wind</text:p>
          </table:table-cell>
          <table:table-cell table:number-columns-repeated="4"/>
          <table:table-cell table:formula="of:=&quot;spl_&quot;&amp;SUBSTITUTE(SUBSTITUTE(PROPER([.A18]);&quot;'&quot;;&quot;&quot;);&quot; &quot;;&quot;_&quot;)" office:value-type="string" office:string-value="spl_Black_Wind" calcext:value-type="string">
            <text:p>spl_Black_Wi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ess</text:p>
          </table:table-cell>
          <table:table-cell table:number-columns-repeated="4"/>
          <table:table-cell table:formula="of:=&quot;spl_&quot;&amp;SUBSTITUTE(SUBSTITUTE(PROPER([.A19]);&quot;'&quot;;&quot;&quot;);&quot; &quot;;&quot;_&quot;)" office:value-type="string" office:string-value="spl_Bless" calcext:value-type="string">
            <text:p>spl_B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ur</text:p>
          </table:table-cell>
          <table:table-cell table:number-columns-repeated="4"/>
          <table:table-cell table:formula="of:=&quot;spl_&quot;&amp;SUBSTITUTE(SUBSTITUTE(PROPER([.A20]);&quot;'&quot;;&quot;&quot;);&quot; &quot;;&quot;_&quot;)" office:value-type="string" office:string-value="spl_Blur" calcext:value-type="string">
            <text:p>spl_Bl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ll Chaos</text:p>
          </table:table-cell>
          <table:table-cell table:number-columns-repeated="4"/>
          <table:table-cell table:formula="of:=&quot;spl_&quot;&amp;SUBSTITUTE(SUBSTITUTE(PROPER([.A21]);&quot;'&quot;;&quot;&quot;);&quot; &quot;;&quot;_&quot;)" office:value-type="string" office:string-value="spl_Call_Chaos" calcext:value-type="string">
            <text:p>spl_Call_Chao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ll Lightning</text:p>
          </table:table-cell>
          <table:table-cell table:number-columns-repeated="4"/>
          <table:table-cell table:formula="of:=&quot;spl_&quot;&amp;SUBSTITUTE(SUBSTITUTE(PROPER([.A22]);&quot;'&quot;;&quot;&quot;);&quot; &quot;;&quot;_&quot;)" office:value-type="string" office:string-value="spl_Call_Lightning" calcext:value-type="string">
            <text:p>spl_Call_Lightn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ll The Void</text:p>
          </table:table-cell>
          <table:table-cell table:number-columns-repeated="4"/>
          <table:table-cell table:formula="of:=&quot;spl_&quot;&amp;SUBSTITUTE(SUBSTITUTE(PROPER([.A23]);&quot;'&quot;;&quot;&quot;);&quot; &quot;;&quot;_&quot;)" office:value-type="string" office:string-value="spl_Call_The_Void" calcext:value-type="string">
            <text:p>spl_Call_The_Voi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nge Terrain</text:p>
          </table:table-cell>
          <table:table-cell table:number-columns-repeated="4"/>
          <table:table-cell table:formula="of:=&quot;spl_&quot;&amp;SUBSTITUTE(SUBSTITUTE(PROPER([.A24]);&quot;'&quot;;&quot;&quot;);&quot; &quot;;&quot;_&quot;)" office:value-type="string" office:string-value="spl_Change_Terrain" calcext:value-type="string">
            <text:p>spl_Change_Terra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os Channels</text:p>
          </table:table-cell>
          <table:table-cell table:number-columns-repeated="4"/>
          <table:table-cell table:formula="of:=&quot;spl_&quot;&amp;SUBSTITUTE(SUBSTITUTE(PROPER([.A25]);&quot;'&quot;;&quot;&quot;);&quot; &quot;;&quot;_&quot;)" office:value-type="string" office:string-value="spl_Chaos_Channels" calcext:value-type="string">
            <text:p>spl_Chaos_Channe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os Rift</text:p>
          </table:table-cell>
          <table:table-cell table:number-columns-repeated="4"/>
          <table:table-cell table:formula="of:=&quot;spl_&quot;&amp;SUBSTITUTE(SUBSTITUTE(PROPER([.A26]);&quot;'&quot;;&quot;&quot;);&quot; &quot;;&quot;_&quot;)" office:value-type="string" office:string-value="spl_Chaos_Rift" calcext:value-type="string">
            <text:p>spl_Chaos_Rif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os Spawn</text:p>
          </table:table-cell>
          <table:table-cell table:number-columns-repeated="4"/>
          <table:table-cell table:formula="of:=&quot;spl_&quot;&amp;SUBSTITUTE(SUBSTITUTE(PROPER([.A27]);&quot;'&quot;;&quot;&quot;);&quot; &quot;;&quot;_&quot;)" office:value-type="string" office:string-value="spl_Chaos_Spawn" calcext:value-type="string">
            <text:p>spl_Chaos_Spaw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os Surge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A28]);&quot;'&quot;;&quot;&quot;);&quot; &quot;;&quot;_&quot;)" office:value-type="string" office:string-value="spl_Chaos_Surge" calcext:value-type="string">
            <text:p>spl_Chaos_Su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rm of Life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A29]);&quot;'&quot;;&quot;&quot;);&quot; &quot;;&quot;_&quot;)" office:value-type="string" office:string-value="spl_Charm_Of_Life" calcext:value-type="string">
            <text:p>spl_Charm_Of_Lif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meras</text:p>
          </table:table-cell>
          <table:table-cell table:number-columns-repeated="4"/>
          <table:table-cell table:formula="of:=&quot;spl_&quot;&amp;SUBSTITUTE(SUBSTITUTE(PROPER([.A30]);&quot;'&quot;;&quot;&quot;);&quot; &quot;;&quot;_&quot;)" office:value-type="string" office:string-value="spl_Chimeras" calcext:value-type="string">
            <text:p>spl_Chimer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oak of Fear</text:p>
          </table:table-cell>
          <table:table-cell table:number-columns-repeated="4"/>
          <table:table-cell table:formula="of:=&quot;spl_&quot;&amp;SUBSTITUTE(SUBSTITUTE(PROPER([.A31]);&quot;'&quot;;&quot;&quot;);&quot; &quot;;&quot;_&quot;)" office:value-type="string" office:string-value="spl_Cloak_Of_Fear" calcext:value-type="string">
            <text:p>spl_Cloak_Of_Fe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oud of Shadow</text:p>
          </table:table-cell>
          <table:table-cell table:number-columns-repeated="4"/>
          <table:table-cell table:formula="of:=&quot;spl_&quot;&amp;SUBSTITUTE(SUBSTITUTE(PROPER([.A32]);&quot;'&quot;;&quot;&quot;);&quot; &quot;;&quot;_&quot;)" office:value-type="string" office:string-value="spl_Cloud_Of_Shadow" calcext:value-type="string">
            <text:p>spl_Cloud_Of_Shad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ckatrices</text:p>
          </table:table-cell>
          <table:table-cell table:number-columns-repeated="4"/>
          <table:table-cell table:formula="of:=&quot;spl_&quot;&amp;SUBSTITUTE(SUBSTITUTE(PROPER([.A33]);&quot;'&quot;;&quot;&quot;);&quot; &quot;;&quot;_&quot;)" office:value-type="string" office:string-value="spl_Cockatrices" calcext:value-type="string">
            <text:p>spl_Cockatric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lossus</text:p>
          </table:table-cell>
          <table:table-cell table:number-columns-repeated="4"/>
          <table:table-cell table:formula="of:=&quot;spl_&quot;&amp;SUBSTITUTE(SUBSTITUTE(PROPER([.A34]);&quot;'&quot;;&quot;&quot;);&quot; &quot;;&quot;_&quot;)" office:value-type="string" office:string-value="spl_Colossus" calcext:value-type="string">
            <text:p>spl_Coloss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fusion</text:p>
          </table:table-cell>
          <table:table-cell table:number-columns-repeated="4"/>
          <table:table-cell table:formula="of:=&quot;spl_&quot;&amp;SUBSTITUTE(SUBSTITUTE(PROPER([.A35]);&quot;'&quot;;&quot;&quot;);&quot; &quot;;&quot;_&quot;)" office:value-type="string" office:string-value="spl_Confusion" calcext:value-type="string">
            <text:p>spl_Confus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ecration</text:p>
          </table:table-cell>
          <table:table-cell table:number-columns-repeated="4"/>
          <table:table-cell table:formula="of:=&quot;spl_&quot;&amp;SUBSTITUTE(SUBSTITUTE(PROPER([.A36]);&quot;'&quot;;&quot;&quot;);&quot; &quot;;&quot;_&quot;)" office:value-type="string" office:string-value="spl_Consecration" calcext:value-type="string">
            <text:p>spl_Consecr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ruption</text:p>
          </table:table-cell>
          <table:table-cell table:number-columns-repeated="4"/>
          <table:table-cell table:formula="of:=&quot;spl_&quot;&amp;SUBSTITUTE(SUBSTITUTE(PROPER([.A37]);&quot;'&quot;;&quot;&quot;);&quot; &quot;;&quot;_&quot;)" office:value-type="string" office:string-value="spl_Corruption" calcext:value-type="string">
            <text:p>spl_Corrup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unter Magic</text:p>
          </table:table-cell>
          <table:table-cell table:number-columns-repeated="4"/>
          <table:table-cell table:formula="of:=&quot;spl_&quot;&amp;SUBSTITUTE(SUBSTITUTE(PROPER([.A38]);&quot;'&quot;;&quot;&quot;);&quot; &quot;;&quot;_&quot;)" office:value-type="string" office:string-value="spl_Counter_Magic" calcext:value-type="string">
            <text:p>spl_Counter_Mag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acks Call</text:p>
          </table:table-cell>
          <table:table-cell table:number-columns-repeated="4"/>
          <table:table-cell table:formula="of:=&quot;spl_&quot;&amp;SUBSTITUTE(SUBSTITUTE(PROPER([.A39]);&quot;'&quot;;&quot;&quot;);&quot; &quot;;&quot;_&quot;)" office:value-type="string" office:string-value="spl_Cracks_Call" calcext:value-type="string">
            <text:p>spl_Cracks_C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ate Artifact</text:p>
          </table:table-cell>
          <table:table-cell table:number-columns-repeated="4"/>
          <table:table-cell table:formula="of:=&quot;spl_&quot;&amp;SUBSTITUTE(SUBSTITUTE(PROPER([.A40]);&quot;'&quot;;&quot;&quot;);&quot; &quot;;&quot;_&quot;)" office:value-type="string" office:string-value="spl_Create_Artifact" calcext:value-type="string">
            <text:p>spl_Create_Artifa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ature Binding</text:p>
          </table:table-cell>
          <table:table-cell table:number-columns-repeated="4"/>
          <table:table-cell table:formula="of:=&quot;spl_&quot;&amp;SUBSTITUTE(SUBSTITUTE(PROPER([.A41]);&quot;'&quot;;&quot;&quot;);&quot; &quot;;&quot;_&quot;)" office:value-type="string" office:string-value="spl_Creature_Binding" calcext:value-type="string">
            <text:p>spl_Creature_Bind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uel Unminding</text:p>
          </table:table-cell>
          <table:table-cell table:number-columns-repeated="4"/>
          <table:table-cell table:formula="of:=&quot;spl_&quot;&amp;SUBSTITUTE(SUBSTITUTE(PROPER([.A42]);&quot;'&quot;;&quot;&quot;);&quot; &quot;;&quot;_&quot;)" office:value-type="string" office:string-value="spl_Cruel_Unminding" calcext:value-type="string">
            <text:p>spl_Cruel_Unmind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usade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A43]);&quot;'&quot;;&quot;&quot;);&quot; &quot;;&quot;_&quot;)" office:value-type="string" office:string-value="spl_Crusade" calcext:value-type="string">
            <text:p>spl_Crusa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rsed Lands</text:p>
          </table:table-cell>
          <table:table-cell table:number-columns-repeated="4"/>
          <table:table-cell table:formula="of:=&quot;spl_&quot;&amp;SUBSTITUTE(SUBSTITUTE(PROPER([.A44]);&quot;'&quot;;&quot;&quot;);&quot; &quot;;&quot;_&quot;)" office:value-type="string" office:string-value="spl_Cursed_Lands" calcext:value-type="string">
            <text:p>spl_Cursed_Land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Rituals</text:p>
          </table:table-cell>
          <table:table-cell table:number-columns-repeated="4"/>
          <table:table-cell table:formula="of:=&quot;spl_&quot;&amp;SUBSTITUTE(SUBSTITUTE(PROPER([.A45]);&quot;'&quot;;&quot;&quot;);&quot; &quot;;&quot;_&quot;)" office:value-type="string" office:string-value="spl_Dark_Rituals" calcext:value-type="string">
            <text:p>spl_Dark_Ritua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ness</text:p>
          </table:table-cell>
          <table:table-cell table:number-columns-repeated="4"/>
          <table:table-cell table:formula="of:=&quot;spl_&quot;&amp;SUBSTITUTE(SUBSTITUTE(PROPER([.A46]);&quot;'&quot;;&quot;&quot;);&quot; &quot;;&quot;_&quot;)" office:value-type="string" office:string-value="spl_Darkness" calcext:value-type="string">
            <text:p>spl_Darkn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ath Knights</text:p>
          </table:table-cell>
          <table:table-cell table:number-columns-repeated="4"/>
          <table:table-cell table:formula="of:=&quot;spl_&quot;&amp;SUBSTITUTE(SUBSTITUTE(PROPER([.A47]);&quot;'&quot;;&quot;&quot;);&quot; &quot;;&quot;_&quot;)" office:value-type="string" office:string-value="spl_Death_Knights" calcext:value-type="string">
            <text:p>spl_Death_Knigh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ath Spell</text:p>
          </table:table-cell>
          <table:table-cell table:number-columns-repeated="4"/>
          <table:table-cell table:formula="of:=&quot;spl_&quot;&amp;SUBSTITUTE(SUBSTITUTE(PROPER([.A48]);&quot;'&quot;;&quot;&quot;);&quot; &quot;;&quot;_&quot;)" office:value-type="string" office:string-value="spl_Death_Spell" calcext:value-type="string">
            <text:p>spl_Death_Sp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ath Wish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A49]);&quot;'&quot;;&quot;&quot;);&quot; &quot;;&quot;_&quot;)" office:value-type="string" office:string-value="spl_Death_Wish" calcext:value-type="string">
            <text:p>spl_Death_W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mon Lord</text:p>
          </table:table-cell>
          <table:table-cell table:number-columns-repeated="4"/>
          <table:table-cell table:formula="of:=&quot;spl_&quot;&amp;SUBSTITUTE(SUBSTITUTE(PROPER([.A50]);&quot;'&quot;;&quot;&quot;);&quot; &quot;;&quot;_&quot;)" office:value-type="string" office:string-value="spl_Demon_Lord" calcext:value-type="string">
            <text:p>spl_Demon_Lor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tect Magic</text:p>
          </table:table-cell>
          <table:table-cell table:number-columns-repeated="4"/>
          <table:table-cell table:formula="of:=&quot;spl_&quot;&amp;SUBSTITUTE(SUBSTITUTE(PROPER([.A51]);&quot;'&quot;;&quot;&quot;);&quot; &quot;;&quot;_&quot;)" office:value-type="string" office:string-value="spl_Detect_Magic" calcext:value-type="string">
            <text:p>spl_Detect_Mag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enchant Area</text:p>
          </table:table-cell>
          <table:table-cell table:number-columns-repeated="4"/>
          <table:table-cell table:formula="of:=&quot;spl_&quot;&amp;SUBSTITUTE(SUBSTITUTE(PROPER([.A52]);&quot;'&quot;;&quot;&quot;);&quot; &quot;;&quot;_&quot;)" office:value-type="string" office:string-value="spl_Disenchant_Area" calcext:value-type="string">
            <text:p>spl_Disenchant_Are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enchant True</text:p>
          </table:table-cell>
          <table:table-cell table:number-columns-repeated="4"/>
          <table:table-cell table:formula="of:=&quot;spl_&quot;&amp;SUBSTITUTE(SUBSTITUTE(PROPER([.A53]);&quot;'&quot;;&quot;&quot;);&quot; &quot;;&quot;_&quot;)" office:value-type="string" office:string-value="spl_Disenchant_True" calcext:value-type="string">
            <text:p>spl_Disenchant_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integrate</text:p>
          </table:table-cell>
          <table:table-cell table:number-columns-repeated="4"/>
          <table:table-cell table:formula="of:=&quot;spl_&quot;&amp;SUBSTITUTE(SUBSTITUTE(PROPER([.A54]);&quot;'&quot;;&quot;&quot;);&quot; &quot;;&quot;_&quot;)" office:value-type="string" office:string-value="spl_Disintegrate" calcext:value-type="string">
            <text:p>spl_Disintegr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junction</text:p>
          </table:table-cell>
          <table:table-cell table:number-columns-repeated="4"/>
          <table:table-cell table:formula="of:=&quot;spl_&quot;&amp;SUBSTITUTE(SUBSTITUTE(PROPER([.A55]);&quot;'&quot;;&quot;&quot;);&quot; &quot;;&quot;_&quot;)" office:value-type="string" office:string-value="spl_Disjunction" calcext:value-type="string">
            <text:p>spl_Disjun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junction True</text:p>
          </table:table-cell>
          <table:table-cell table:number-columns-repeated="4"/>
          <table:table-cell table:formula="of:=&quot;spl_&quot;&amp;SUBSTITUTE(SUBSTITUTE(PROPER([.A56]);&quot;'&quot;;&quot;&quot;);&quot; &quot;;&quot;_&quot;)" office:value-type="string" office:string-value="spl_Disjunction_True" calcext:value-type="string">
            <text:p>spl_Disjunction_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el Evil</text:p>
          </table:table-cell>
          <table:table-cell table:number-columns-repeated="4"/>
          <table:table-cell table:formula="of:=&quot;spl_&quot;&amp;SUBSTITUTE(SUBSTITUTE(PROPER([.A57]);&quot;'&quot;;&quot;&quot;);&quot; &quot;;&quot;_&quot;)" office:value-type="string" office:string-value="spl_Dispel_Evil" calcext:value-type="string">
            <text:p>spl_Dispel_Evi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el Magic</text:p>
          </table:table-cell>
          <table:table-cell table:number-columns-repeated="4"/>
          <table:table-cell table:formula="of:=&quot;spl_&quot;&amp;SUBSTITUTE(SUBSTITUTE(PROPER([.A58]);&quot;'&quot;;&quot;&quot;);&quot; &quot;;&quot;_&quot;)" office:value-type="string" office:string-value="spl_Dispel_Magic" calcext:value-type="string">
            <text:p>spl_Dispel_Mag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el Magic True</text:p>
          </table:table-cell>
          <table:table-cell table:number-columns-repeated="4"/>
          <table:table-cell table:formula="of:=&quot;spl_&quot;&amp;SUBSTITUTE(SUBSTITUTE(PROPER([.A59]);&quot;'&quot;;&quot;&quot;);&quot; &quot;;&quot;_&quot;)" office:value-type="string" office:string-value="spl_Dispel_Magic_True" calcext:value-type="string">
            <text:p>spl_Dispel_Magic_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rupt</text:p>
          </table:table-cell>
          <table:table-cell table:number-columns-repeated="4"/>
          <table:table-cell table:formula="of:=&quot;spl_&quot;&amp;SUBSTITUTE(SUBSTITUTE(PROPER([.A60]);&quot;'&quot;;&quot;&quot;);&quot; &quot;;&quot;_&quot;)" office:value-type="string" office:string-value="spl_Disrupt" calcext:value-type="string">
            <text:p>spl_Disrup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jinn</text:p>
          </table:table-cell>
          <table:table-cell table:number-columns-repeated="4"/>
          <table:table-cell table:formula="of:=&quot;spl_&quot;&amp;SUBSTITUTE(SUBSTITUTE(PROPER([.A61]);&quot;'&quot;;&quot;&quot;);&quot; &quot;;&quot;_&quot;)" office:value-type="string" office:string-value="spl_Djinn" calcext:value-type="string">
            <text:p>spl_Djin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om Bolt</text:p>
          </table:table-cell>
          <table:table-cell table:number-columns-repeated="4"/>
          <table:table-cell table:formula="of:=&quot;spl_&quot;&amp;SUBSTITUTE(SUBSTITUTE(PROPER([.A62]);&quot;'&quot;;&quot;&quot;);&quot; &quot;;&quot;_&quot;)" office:value-type="string" office:string-value="spl_Doom_Bolt" calcext:value-type="string">
            <text:p>spl_Doom_Bo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om Mastery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A63]);&quot;'&quot;;&quot;&quot;);&quot; &quot;;&quot;_&quot;)" office:value-type="string" office:string-value="spl_Doom_Mastery" calcext:value-type="string">
            <text:p>spl_Doom_Maste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ombat</text:p>
          </table:table-cell>
          <table:table-cell table:number-columns-repeated="4"/>
          <table:table-cell table:formula="of:=&quot;spl_&quot;&amp;SUBSTITUTE(SUBSTITUTE(PROPER([.A64]);&quot;'&quot;;&quot;&quot;);&quot; &quot;;&quot;_&quot;)" office:value-type="string" office:string-value="spl_Doombat" calcext:value-type="string">
            <text:p>spl_Doomb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ain Power</text:p>
          </table:table-cell>
          <table:table-cell table:number-columns-repeated="4"/>
          <table:table-cell table:formula="of:=&quot;spl_&quot;&amp;SUBSTITUTE(SUBSTITUTE(PROPER([.A65]);&quot;'&quot;;&quot;&quot;);&quot; &quot;;&quot;_&quot;)" office:value-type="string" office:string-value="spl_Drain_Power" calcext:value-type="string">
            <text:p>spl_Drain_Pow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arth Elemental</text:p>
          </table:table-cell>
          <table:table-cell table:number-columns-repeated="4"/>
          <table:table-cell table:formula="of:=&quot;spl_&quot;&amp;SUBSTITUTE(SUBSTITUTE(PROPER([.A66]);&quot;'&quot;;&quot;&quot;);&quot; &quot;;&quot;_&quot;)" office:value-type="string" office:string-value="spl_Earth_Elemental" calcext:value-type="string">
            <text:p>spl_Earth_Element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arth Gate</text:p>
          </table:table-cell>
          <table:table-cell table:number-columns-repeated="4"/>
          <table:table-cell table:formula="of:=&quot;spl_&quot;&amp;SUBSTITUTE(SUBSTITUTE(PROPER([.A67]);&quot;'&quot;;&quot;&quot;);&quot; &quot;;&quot;_&quot;)" office:value-type="string" office:string-value="spl_Earth_Gate" calcext:value-type="string">
            <text:p>spl_Earth_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arth Lore</text:p>
          </table:table-cell>
          <table:table-cell table:number-columns-repeated="4"/>
          <table:table-cell table:formula="of:=&quot;spl_&quot;&amp;SUBSTITUTE(SUBSTITUTE(PROPER([.A68]);&quot;'&quot;;&quot;&quot;);&quot; &quot;;&quot;_&quot;)" office:value-type="string" office:string-value="spl_Earth_Lore" calcext:value-type="string">
            <text:p>spl_Earth_Lo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arth to Mu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&quot;spl_&quot;&amp;SUBSTITUTE(SUBSTITUTE(PROPER([.A69]);&quot;'&quot;;&quot;&quot;);&quot; &quot;;&quot;_&quot;)" office:value-type="string" office:string-value="spl_Earth_To_Mud" calcext:value-type="string">
            <text:p>spl_Earth_To_Mu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arthquake</text:p>
          </table:table-cell>
          <table:table-cell table:number-columns-repeated="4"/>
          <table:table-cell table:formula="of:=&quot;spl_&quot;&amp;SUBSTITUTE(SUBSTITUTE(PROPER([.A70]);&quot;'&quot;;&quot;&quot;);&quot; &quot;;&quot;_&quot;)" office:value-type="string" office:string-value="spl_Earthquake" calcext:value-type="string">
            <text:p>spl_Earthqua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freet</text:p>
          </table:table-cell>
          <table:table-cell table:number-columns-repeated="4"/>
          <table:table-cell table:formula="of:=&quot;spl_&quot;&amp;SUBSTITUTE(SUBSTITUTE(PROPER([.A71]);&quot;'&quot;;&quot;&quot;);&quot; &quot;;&quot;_&quot;)" office:value-type="string" office:string-value="spl_Efreet" calcext:value-type="string">
            <text:p>spl_Efre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dritch Weapon</text:p>
          </table:table-cell>
          <table:table-cell table:number-columns-repeated="4"/>
          <table:table-cell table:formula="of:=&quot;spl_&quot;&amp;SUBSTITUTE(SUBSTITUTE(PROPER([.A72]);&quot;'&quot;;&quot;&quot;);&quot; &quot;;&quot;_&quot;)" office:value-type="string" office:string-value="spl_Eldritch_Weapon" calcext:value-type="string">
            <text:p>spl_Eldritch_Weap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mental Armor</text:p>
          </table:table-cell>
          <table:table-cell table:number-columns-repeated="4"/>
          <table:table-cell table:formula="of:=&quot;spl_&quot;&amp;SUBSTITUTE(SUBSTITUTE(PROPER([.A73]);&quot;'&quot;;&quot;&quot;);&quot; &quot;;&quot;_&quot;)" office:value-type="string" office:string-value="spl_Elemental_Armor" calcext:value-type="string">
            <text:p>spl_Elemental_Arm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chant Item</text:p>
          </table:table-cell>
          <table:table-cell table:number-columns-repeated="4"/>
          <table:table-cell table:formula="of:=&quot;spl_&quot;&amp;SUBSTITUTE(SUBSTITUTE(PROPER([.A74]);&quot;'&quot;;&quot;&quot;);&quot; &quot;;&quot;_&quot;)" office:value-type="string" office:string-value="spl_Enchant_Item" calcext:value-type="string">
            <text:p>spl_Enchant_Ite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chant Road</text:p>
          </table:table-cell>
          <table:table-cell table:number-columns-repeated="4"/>
          <table:table-cell table:formula="of:=&quot;spl_&quot;&amp;SUBSTITUTE(SUBSTITUTE(PROPER([.A75]);&quot;'&quot;;&quot;&quot;);&quot; &quot;;&quot;_&quot;)" office:value-type="string" office:string-value="spl_Enchant_Road" calcext:value-type="string">
            <text:p>spl_Enchant_Roa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durance</text:p>
          </table:table-cell>
          <table:table-cell table:number-columns-repeated="4"/>
          <table:table-cell table:formula="of:=&quot;spl_&quot;&amp;SUBSTITUTE(SUBSTITUTE(PROPER([.A76]);&quot;'&quot;;&quot;&quot;);&quot; &quot;;&quot;_&quot;)" office:value-type="string" office:string-value="spl_Endurance" calcext:value-type="string">
            <text:p>spl_Enduran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angle</text:p>
          </table:table-cell>
          <table:table-cell table:number-columns-repeated="4"/>
          <table:table-cell table:formula="of:=&quot;spl_&quot;&amp;SUBSTITUTE(SUBSTITUTE(PROPER([.A77]);&quot;'&quot;;&quot;&quot;);&quot; &quot;;&quot;_&quot;)" office:value-type="string" office:string-value="spl_Entangle" calcext:value-type="string">
            <text:p>spl_Entang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ternal Night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A78]);&quot;'&quot;;&quot;&quot;);&quot; &quot;;&quot;_&quot;)" office:value-type="string" office:string-value="spl_Eternal_Night" calcext:value-type="string">
            <text:p>spl_Eternal_Nigh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il Omens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A79]);&quot;'&quot;;&quot;&quot;);&quot; &quot;;&quot;_&quot;)" office:value-type="string" office:string-value="spl_Evil_Omens" calcext:value-type="string">
            <text:p>spl_Evil_Ome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il Presence</text:p>
          </table:table-cell>
          <table:table-cell table:number-columns-repeated="4"/>
          <table:table-cell table:formula="of:=&quot;spl_&quot;&amp;SUBSTITUTE(SUBSTITUTE(PROPER([.A80]);&quot;'&quot;;&quot;&quot;);&quot; &quot;;&quot;_&quot;)" office:value-type="string" office:string-value="spl_Evil_Presence" calcext:value-type="string">
            <text:p>spl_Evil_Presen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mine</text:p>
          </table:table-cell>
          <table:table-cell table:number-columns-repeated="4"/>
          <table:table-cell table:formula="of:=&quot;spl_&quot;&amp;SUBSTITUTE(SUBSTITUTE(PROPER([.A81]);&quot;'&quot;;&quot;&quot;);&quot; &quot;;&quot;_&quot;)" office:value-type="string" office:string-value="spl_Famine" calcext:value-type="string">
            <text:p>spl_Fam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re Bolt</text:p>
          </table:table-cell>
          <table:table-cell table:number-columns-repeated="4"/>
          <table:table-cell table:formula="of:=&quot;spl_&quot;&amp;SUBSTITUTE(SUBSTITUTE(PROPER([.A82]);&quot;'&quot;;&quot;&quot;);&quot; &quot;;&quot;_&quot;)" office:value-type="string" office:string-value="spl_Fire_Bolt" calcext:value-type="string">
            <text:p>spl_Fire_Bo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re Elemental</text:p>
          </table:table-cell>
          <table:table-cell table:number-columns-repeated="4"/>
          <table:table-cell table:formula="of:=&quot;spl_&quot;&amp;SUBSTITUTE(SUBSTITUTE(PROPER([.A83]);&quot;'&quot;;&quot;&quot;);&quot; &quot;;&quot;_&quot;)" office:value-type="string" office:string-value="spl_Fire_Elemental" calcext:value-type="string">
            <text:p>spl_Fire_Element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re Giant</text:p>
          </table:table-cell>
          <table:table-cell table:number-columns-repeated="4"/>
          <table:table-cell table:formula="of:=&quot;spl_&quot;&amp;SUBSTITUTE(SUBSTITUTE(PROPER([.A84]);&quot;'&quot;;&quot;&quot;);&quot; &quot;;&quot;_&quot;)" office:value-type="string" office:string-value="spl_Fire_Giant" calcext:value-type="string">
            <text:p>spl_Fire_Gi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re Storm</text:p>
          </table:table-cell>
          <table:table-cell table:number-columns-repeated="4"/>
          <table:table-cell table:formula="of:=&quot;spl_&quot;&amp;SUBSTITUTE(SUBSTITUTE(PROPER([.A85]);&quot;'&quot;;&quot;&quot;);&quot; &quot;;&quot;_&quot;)" office:value-type="string" office:string-value="spl_Fire_Storm" calcext:value-type="string">
            <text:p>spl_Fire_Stor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reball</text:p>
          </table:table-cell>
          <table:table-cell table:number-columns-repeated="4"/>
          <table:table-cell table:formula="of:=&quot;spl_&quot;&amp;SUBSTITUTE(SUBSTITUTE(PROPER([.A86]);&quot;'&quot;;&quot;&quot;);&quot; &quot;;&quot;_&quot;)" office:value-type="string" office:string-value="spl_Fireball" calcext:value-type="string">
            <text:p>spl_Fireb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ame Blade</text:p>
          </table:table-cell>
          <table:table-cell table:number-columns-repeated="4"/>
          <table:table-cell table:formula="of:=&quot;spl_&quot;&amp;SUBSTITUTE(SUBSTITUTE(PROPER([.A87]);&quot;'&quot;;&quot;&quot;);&quot; &quot;;&quot;_&quot;)" office:value-type="string" office:string-value="spl_Flame_Blade" calcext:value-type="string">
            <text:p>spl_Flame_Bla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ame Strike</text:p>
          </table:table-cell>
          <table:table-cell table:number-columns-repeated="4"/>
          <table:table-cell table:formula="of:=&quot;spl_&quot;&amp;SUBSTITUTE(SUBSTITUTE(PROPER([.A88]);&quot;'&quot;;&quot;&quot;);&quot; &quot;;&quot;_&quot;)" office:value-type="string" office:string-value="spl_Flame_Strike" calcext:value-type="string">
            <text:p>spl_Flame_Stri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ight</text:p>
          </table:table-cell>
          <table:table-cell table:number-columns-repeated="4"/>
          <table:table-cell table:formula="of:=&quot;spl_&quot;&amp;SUBSTITUTE(SUBSTITUTE(PROPER([.A89]);&quot;'&quot;;&quot;&quot;);&quot; &quot;;&quot;_&quot;)" office:value-type="string" office:string-value="spl_Flight" calcext:value-type="string">
            <text:p>spl_Fligh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ating Island</text:p>
          </table:table-cell>
          <table:table-cell table:number-columns-repeated="4"/>
          <table:table-cell table:formula="of:=&quot;spl_&quot;&amp;SUBSTITUTE(SUBSTITUTE(PROPER([.A90]);&quot;'&quot;;&quot;&quot;);&quot; &quot;;&quot;_&quot;)" office:value-type="string" office:string-value="spl_Floating_Island" calcext:value-type="string">
            <text:p>spl_Floating_Isla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ying Fortress</text:p>
          </table:table-cell>
          <table:table-cell table:number-columns-repeated="4"/>
          <table:table-cell table:formula="of:=&quot;spl_&quot;&amp;SUBSTITUTE(SUBSTITUTE(PROPER([.A91]);&quot;'&quot;;&quot;&quot;);&quot; &quot;;&quot;_&quot;)" office:value-type="string" office:string-value="spl_Flying_Fortress" calcext:value-type="string">
            <text:p>spl_Flying_Fortr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ia’s Blessing</text:p>
          </table:table-cell>
          <table:table-cell table:number-columns-repeated="4"/>
          <table:table-cell table:formula="of:=&quot;spl_&quot;&amp;SUBSTITUTE(SUBSTITUTE(PROPER([.A92]);&quot;'&quot;;&quot;&quot;);&quot; &quot;;&quot;_&quot;)" office:value-type="string" office:string-value="spl_Gaia’S_Blessing" calcext:value-type="string">
            <text:p>spl_Gaia’S_Bless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rgoyles</text:p>
          </table:table-cell>
          <table:table-cell table:number-columns-repeated="4"/>
          <table:table-cell table:formula="of:=&quot;spl_&quot;&amp;SUBSTITUTE(SUBSTITUTE(PROPER([.A93]);&quot;'&quot;;&quot;&quot;);&quot; &quot;;&quot;_&quot;)" office:value-type="string" office:string-value="spl_Gargoyles" calcext:value-type="string">
            <text:p>spl_Gargoyl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houls</text:p>
          </table:table-cell>
          <table:table-cell table:number-columns-repeated="4"/>
          <table:table-cell table:formula="of:=&quot;spl_&quot;&amp;SUBSTITUTE(SUBSTITUTE(PROPER([.A94]);&quot;'&quot;;&quot;&quot;);&quot; &quot;;&quot;_&quot;)" office:value-type="string" office:string-value="spl_Ghouls" calcext:value-type="string">
            <text:p>spl_Ghou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iant Spiders</text:p>
          </table:table-cell>
          <table:table-cell table:number-columns-repeated="4"/>
          <table:table-cell table:formula="of:=&quot;spl_&quot;&amp;SUBSTITUTE(SUBSTITUTE(PROPER([.A95]);&quot;'&quot;;&quot;&quot;);&quot; &quot;;&quot;_&quot;)" office:value-type="string" office:string-value="spl_Giant_Spiders" calcext:value-type="string">
            <text:p>spl_Giant_Spid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iant Strength</text:p>
          </table:table-cell>
          <table:table-cell table:number-columns-repeated="4"/>
          <table:table-cell table:formula="of:=&quot;spl_&quot;&amp;SUBSTITUTE(SUBSTITUTE(PROPER([.A96]);&quot;'&quot;;&quot;&quot;);&quot; &quot;;&quot;_&quot;)" office:value-type="string" office:string-value="spl_Giant_Strength" calcext:value-type="string">
            <text:p>spl_Giant_Strengt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rgons</text:p>
          </table:table-cell>
          <table:table-cell table:number-columns-repeated="4"/>
          <table:table-cell table:formula="of:=&quot;spl_&quot;&amp;SUBSTITUTE(SUBSTITUTE(PROPER([.A97]);&quot;'&quot;;&quot;&quot;);&quot; &quot;;&quot;_&quot;)" office:value-type="string" office:string-value="spl_Gorgons" calcext:value-type="string">
            <text:p>spl_Gorg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eat Drake</text:p>
          </table:table-cell>
          <table:table-cell table:number-columns-repeated="4"/>
          <table:table-cell table:formula="of:=&quot;spl_&quot;&amp;SUBSTITUTE(SUBSTITUTE(PROPER([.A98]);&quot;'&quot;;&quot;&quot;);&quot; &quot;;&quot;_&quot;)" office:value-type="string" office:string-value="spl_Great_Drake" calcext:value-type="string">
            <text:p>spl_Great_Dra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eat Unsummoning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A99]);&quot;'&quot;;&quot;&quot;);&quot; &quot;;&quot;_&quot;)" office:value-type="string" office:string-value="spl_Great_Unsummoning" calcext:value-type="string">
            <text:p>spl_Great_Unsummon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eat Wasting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A100]);&quot;'&quot;;&quot;&quot;);&quot; &quot;;&quot;_&quot;)" office:value-type="string" office:string-value="spl_Great_Wasting" calcext:value-type="string">
            <text:p>spl_Great_Wast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eat Wyrm</text:p>
          </table:table-cell>
          <table:table-cell table:number-columns-repeated="4"/>
          <table:table-cell table:formula="of:=&quot;spl_&quot;&amp;SUBSTITUTE(SUBSTITUTE(PROPER([.A101]);&quot;'&quot;;&quot;&quot;);&quot; &quot;;&quot;_&quot;)" office:value-type="string" office:string-value="spl_Great_Wyrm" calcext:value-type="string">
            <text:p>spl_Great_Wyr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ardian Spirit</text:p>
          </table:table-cell>
          <table:table-cell table:number-columns-repeated="4"/>
          <table:table-cell table:formula="of:=&quot;spl_&quot;&amp;SUBSTITUTE(SUBSTITUTE(PROPER([.A102]);&quot;'&quot;;&quot;&quot;);&quot; &quot;;&quot;_&quot;)" office:value-type="string" office:string-value="spl_Guardian_Spirit" calcext:value-type="string">
            <text:p>spl_Guardian_Spir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ardian Wind</text:p>
          </table:table-cell>
          <table:table-cell table:number-columns-repeated="4"/>
          <table:table-cell table:formula="of:=&quot;spl_&quot;&amp;SUBSTITUTE(SUBSTITUTE(PROPER([.A103]);&quot;'&quot;;&quot;&quot;);&quot; &quot;;&quot;_&quot;)" office:value-type="string" office:string-value="spl_Guardian_Wind" calcext:value-type="string">
            <text:p>spl_Guardian_Wi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ste</text:p>
          </table:table-cell>
          <table:table-cell table:number-columns-repeated="4"/>
          <table:table-cell table:formula="of:=&quot;spl_&quot;&amp;SUBSTITUTE(SUBSTITUTE(PROPER([.A104]);&quot;'&quot;;&quot;&quot;);&quot; &quot;;&quot;_&quot;)" office:value-type="string" office:string-value="spl_Haste" calcext:value-type="string">
            <text:p>spl_Has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aling</text:p>
          </table:table-cell>
          <table:table-cell table:number-columns-repeated="4"/>
          <table:table-cell table:formula="of:=&quot;spl_&quot;&amp;SUBSTITUTE(SUBSTITUTE(PROPER([.A105]);&quot;'&quot;;&quot;&quot;);&quot; &quot;;&quot;_&quot;)" office:value-type="string" office:string-value="spl_Healing" calcext:value-type="string">
            <text:p>spl_Heal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avenly Light</text:p>
          </table:table-cell>
          <table:table-cell table:number-columns-repeated="4"/>
          <table:table-cell table:formula="of:=&quot;spl_&quot;&amp;SUBSTITUTE(SUBSTITUTE(PROPER([.A106]);&quot;'&quot;;&quot;&quot;);&quot; &quot;;&quot;_&quot;)" office:value-type="string" office:string-value="spl_Heavenly_Light" calcext:value-type="string">
            <text:p>spl_Heavenly_Ligh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ll Hounds</text:p>
          </table:table-cell>
          <table:table-cell table:number-columns-repeated="4"/>
          <table:table-cell table:formula="of:=&quot;spl_&quot;&amp;SUBSTITUTE(SUBSTITUTE(PROPER([.A107]);&quot;'&quot;;&quot;&quot;);&quot; &quot;;&quot;_&quot;)" office:value-type="string" office:string-value="spl_Hell_Hounds" calcext:value-type="string">
            <text:p>spl_Hell_Hound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rb Mastery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A108]);&quot;'&quot;;&quot;&quot;);&quot; &quot;;&quot;_&quot;)" office:value-type="string" office:string-value="spl_Herb_Mastery" calcext:value-type="string">
            <text:p>spl_Herb_Maste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roism</text:p>
          </table:table-cell>
          <table:table-cell table:number-columns-repeated="4"/>
          <table:table-cell table:formula="of:=&quot;spl_&quot;&amp;SUBSTITUTE(SUBSTITUTE(PROPER([.A109]);&quot;'&quot;;&quot;&quot;);&quot; &quot;;&quot;_&quot;)" office:value-type="string" office:string-value="spl_Heroism" calcext:value-type="string">
            <text:p>spl_Heroi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gh Prayer</text:p>
          </table:table-cell>
          <table:table-cell table:number-columns-repeated="4"/>
          <table:table-cell table:formula="of:=&quot;spl_&quot;&amp;SUBSTITUTE(SUBSTITUTE(PROPER([.A110]);&quot;'&quot;;&quot;&quot;);&quot; &quot;;&quot;_&quot;)" office:value-type="string" office:string-value="spl_High_Prayer" calcext:value-type="string">
            <text:p>spl_High_Pray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ly Armor</text:p>
          </table:table-cell>
          <table:table-cell table:number-columns-repeated="4"/>
          <table:table-cell table:formula="of:=&quot;spl_&quot;&amp;SUBSTITUTE(SUBSTITUTE(PROPER([.A111]);&quot;'&quot;;&quot;&quot;);&quot; &quot;;&quot;_&quot;)" office:value-type="string" office:string-value="spl_Holy_Armor" calcext:value-type="string">
            <text:p>spl_Holy_Arm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ly Arms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A112]);&quot;'&quot;;&quot;&quot;);&quot; &quot;;&quot;_&quot;)" office:value-type="string" office:string-value="spl_Holy_Arms" calcext:value-type="string">
            <text:p>spl_Holy_Arm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ly Weapon</text:p>
          </table:table-cell>
          <table:table-cell table:number-columns-repeated="4"/>
          <table:table-cell table:formula="of:=&quot;spl_&quot;&amp;SUBSTITUTE(SUBSTITUTE(PROPER([.A113]);&quot;'&quot;;&quot;&quot;);&quot; &quot;;&quot;_&quot;)" office:value-type="string" office:string-value="spl_Holy_Weapon" calcext:value-type="string">
            <text:p>spl_Holy_Weap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ly Word</text:p>
          </table:table-cell>
          <table:table-cell table:number-columns-repeated="4"/>
          <table:table-cell table:formula="of:=&quot;spl_&quot;&amp;SUBSTITUTE(SUBSTITUTE(PROPER([.A114]);&quot;'&quot;;&quot;&quot;);&quot; &quot;;&quot;_&quot;)" office:value-type="string" office:string-value="spl_Holy_Word" calcext:value-type="string">
            <text:p>spl_Holy_Wor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ydra</text:p>
          </table:table-cell>
          <table:table-cell table:number-columns-repeated="4"/>
          <table:table-cell table:formula="of:=&quot;spl_&quot;&amp;SUBSTITUTE(SUBSTITUTE(PROPER([.A115]);&quot;'&quot;;&quot;&quot;);&quot; &quot;;&quot;_&quot;)" office:value-type="string" office:string-value="spl_Hydra" calcext:value-type="string">
            <text:p>spl_Hyd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e Bolt</text:p>
          </table:table-cell>
          <table:table-cell table:number-columns-repeated="4"/>
          <table:table-cell table:formula="of:=&quot;spl_&quot;&amp;SUBSTITUTE(SUBSTITUTE(PROPER([.A116]);&quot;'&quot;;&quot;&quot;);&quot; &quot;;&quot;_&quot;)" office:value-type="string" office:string-value="spl_Ice_Bolt" calcext:value-type="string">
            <text:p>spl_Ice_Bo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e Storm</text:p>
          </table:table-cell>
          <table:table-cell table:number-columns-repeated="4"/>
          <table:table-cell table:formula="of:=&quot;spl_&quot;&amp;SUBSTITUTE(SUBSTITUTE(PROPER([.A117]);&quot;'&quot;;&quot;&quot;);&quot; &quot;;&quot;_&quot;)" office:value-type="string" office:string-value="spl_Ice_Storm" calcext:value-type="string">
            <text:p>spl_Ice_Stor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molation</text:p>
          </table:table-cell>
          <table:table-cell table:number-columns-repeated="4"/>
          <table:table-cell table:formula="of:=&quot;spl_&quot;&amp;SUBSTITUTE(SUBSTITUTE(PROPER([.A118]);&quot;'&quot;;&quot;&quot;);&quot; &quot;;&quot;_&quot;)" office:value-type="string" office:string-value="spl_Immolation" calcext:value-type="string">
            <text:p>spl_Immo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arnation</text:p>
          </table:table-cell>
          <table:table-cell table:number-columns-repeated="4"/>
          <table:table-cell table:formula="of:=&quot;spl_&quot;&amp;SUBSTITUTE(SUBSTITUTE(PROPER([.A119]);&quot;'&quot;;&quot;&quot;);&quot; &quot;;&quot;_&quot;)" office:value-type="string" office:string-value="spl_Incarnation" calcext:value-type="string">
            <text:p>spl_Incarn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spirations</text:p>
          </table:table-cell>
          <table:table-cell table:number-columns-repeated="4"/>
          <table:table-cell table:formula="of:=&quot;spl_&quot;&amp;SUBSTITUTE(SUBSTITUTE(PROPER([.A120]);&quot;'&quot;;&quot;&quot;);&quot; &quot;;&quot;_&quot;)" office:value-type="string" office:string-value="spl_Inspirations" calcext:value-type="string">
            <text:p>spl_Inspir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visibility</text:p>
          </table:table-cell>
          <table:table-cell table:number-columns-repeated="4"/>
          <table:table-cell table:formula="of:=&quot;spl_&quot;&amp;SUBSTITUTE(SUBSTITUTE(PROPER([.A121]);&quot;'&quot;;&quot;&quot;);&quot; &quot;;&quot;_&quot;)" office:value-type="string" office:string-value="spl_Invisibility" calcext:value-type="string">
            <text:p>spl_Invisibil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vulnerability</text:p>
          </table:table-cell>
          <table:table-cell table:number-columns-repeated="4"/>
          <table:table-cell table:formula="of:=&quot;spl_&quot;&amp;SUBSTITUTE(SUBSTITUTE(PROPER([.A122]);&quot;'&quot;;&quot;&quot;);&quot; &quot;;&quot;_&quot;)" office:value-type="string" office:string-value="spl_Invulnerability" calcext:value-type="string">
            <text:p>spl_Invulnerabil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ron Skin</text:p>
          </table:table-cell>
          <table:table-cell table:number-columns-repeated="4"/>
          <table:table-cell table:formula="of:=&quot;spl_&quot;&amp;SUBSTITUTE(SUBSTITUTE(PROPER([.A123]);&quot;'&quot;;&quot;&quot;);&quot; &quot;;&quot;_&quot;)" office:value-type="string" office:string-value="spl_Iron_Skin" calcext:value-type="string">
            <text:p>spl_Iron_Sk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st Cause</text:p>
          </table:table-cell>
          <table:table-cell table:number-columns-repeated="4"/>
          <table:table-cell table:formula="of:=&quot;spl_&quot;&amp;SUBSTITUTE(SUBSTITUTE(PROPER([.A124]);&quot;'&quot;;&quot;&quot;);&quot; &quot;;&quot;_&quot;)" office:value-type="string" office:string-value="spl_Just_Cause" calcext:value-type="string">
            <text:p>spl_Just_Cau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fe Drain</text:p>
          </table:table-cell>
          <table:table-cell table:number-columns-repeated="4"/>
          <table:table-cell table:formula="of:=&quot;spl_&quot;&amp;SUBSTITUTE(SUBSTITUTE(PROPER([.A125]);&quot;'&quot;;&quot;&quot;);&quot; &quot;;&quot;_&quot;)" office:value-type="string" office:string-value="spl_Life_Drain" calcext:value-type="string">
            <text:p>spl_Life_Dra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fe Force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A126]);&quot;'&quot;;&quot;&quot;);&quot; &quot;;&quot;_&quot;)" office:value-type="string" office:string-value="spl_Life_Force" calcext:value-type="string">
            <text:p>spl_Life_For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ghtning Bolt</text:p>
          </table:table-cell>
          <table:table-cell table:number-columns-repeated="4"/>
          <table:table-cell table:formula="of:=&quot;spl_&quot;&amp;SUBSTITUTE(SUBSTITUTE(PROPER([.A127]);&quot;'&quot;;&quot;&quot;);&quot; &quot;;&quot;_&quot;)" office:value-type="string" office:string-value="spl_Lightning_Bolt" calcext:value-type="string">
            <text:p>spl_Lightning_Bo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onheart</text:p>
          </table:table-cell>
          <table:table-cell table:number-columns-repeated="4"/>
          <table:table-cell table:formula="of:=&quot;spl_&quot;&amp;SUBSTITUTE(SUBSTITUTE(PROPER([.A128]);&quot;'&quot;;&quot;&quot;);&quot; &quot;;&quot;_&quot;)" office:value-type="string" office:string-value="spl_Lionheart" calcext:value-type="string">
            <text:p>spl_Lionhea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ycantrophy</text:p>
          </table:table-cell>
          <table:table-cell table:number-columns-repeated="4"/>
          <table:table-cell table:formula="of:=&quot;spl_&quot;&amp;SUBSTITUTE(SUBSTITUTE(PROPER([.A129]);&quot;'&quot;;&quot;&quot;);&quot; &quot;;&quot;_&quot;)" office:value-type="string" office:string-value="spl_Lycantrophy" calcext:value-type="string">
            <text:p>spl_Lycantroph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gic Immunity</text:p>
          </table:table-cell>
          <table:table-cell table:number-columns-repeated="4"/>
          <table:table-cell table:formula="of:=&quot;spl_&quot;&amp;SUBSTITUTE(SUBSTITUTE(PROPER([.A130]);&quot;'&quot;;&quot;&quot;);&quot; &quot;;&quot;_&quot;)" office:value-type="string" office:string-value="spl_Magic_Immunity" calcext:value-type="string">
            <text:p>spl_Magic_Immun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gic Spirit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office:value-type="string" calcext:value-type="string">
            <text:p>Arcane</text:p>
          </table:table-cell>
          <table:table-cell table:style-name="Default"/>
          <table:table-cell table:formula="of:=&quot;spl_&quot;&amp;SUBSTITUTE(SUBSTITUTE(PROPER([.A131]);&quot;'&quot;;&quot;&quot;);&quot; &quot;;&quot;_&quot;)" office:value-type="string" office:string-value="spl_Magic_Spirit" calcext:value-type="string">
            <text:p>spl_Magic_Spirit</text:p>
          </table:table-cell>
          <table:table-cell office:value-type="string" calcext:value-type="string">
            <text:p>Summon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gic Vortex</text:p>
          </table:table-cell>
          <table:table-cell table:number-columns-repeated="4"/>
          <table:table-cell table:formula="of:=&quot;spl_&quot;&amp;SUBSTITUTE(SUBSTITUTE(PROPER([.A132]);&quot;'&quot;;&quot;&quot;);&quot; &quot;;&quot;_&quot;)" office:value-type="string" office:string-value="spl_Magic_Vortex" calcext:value-type="string">
            <text:p>spl_Magic_Vorte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na Leak</text:p>
          </table:table-cell>
          <table:table-cell table:number-columns-repeated="4"/>
          <table:table-cell table:formula="of:=&quot;spl_&quot;&amp;SUBSTITUTE(SUBSTITUTE(PROPER([.A133]);&quot;'&quot;;&quot;&quot;);&quot; &quot;;&quot;_&quot;)" office:value-type="string" office:string-value="spl_Mana_Leak" calcext:value-type="string">
            <text:p>spl_Mana_Lea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ss Healing</text:p>
          </table:table-cell>
          <table:table-cell table:number-columns-repeated="4"/>
          <table:table-cell table:formula="of:=&quot;spl_&quot;&amp;SUBSTITUTE(SUBSTITUTE(PROPER([.A134]);&quot;'&quot;;&quot;&quot;);&quot; &quot;;&quot;_&quot;)" office:value-type="string" office:string-value="spl_Mass_Healing" calcext:value-type="string">
            <text:p>spl_Mass_Heal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ss Invisibility</text:p>
          </table:table-cell>
          <table:table-cell table:number-columns-repeated="4"/>
          <table:table-cell table:formula="of:=&quot;spl_&quot;&amp;SUBSTITUTE(SUBSTITUTE(PROPER([.A135]);&quot;'&quot;;&quot;&quot;);&quot; &quot;;&quot;_&quot;)" office:value-type="string" office:string-value="spl_Mass_Invisibility" calcext:value-type="string">
            <text:p>spl_Mass_Invisibil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al Fires</text:p>
          </table:table-cell>
          <table:table-cell table:number-columns-repeated="4"/>
          <table:table-cell table:formula="of:=&quot;spl_&quot;&amp;SUBSTITUTE(SUBSTITUTE(PROPER([.A136]);&quot;'&quot;;&quot;&quot;);&quot; &quot;;&quot;_&quot;)" office:value-type="string" office:string-value="spl_Metal_Fires" calcext:value-type="string">
            <text:p>spl_Metal_Fir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eor Storms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A137]);&quot;'&quot;;&quot;&quot;);&quot; &quot;;&quot;_&quot;)" office:value-type="string" office:string-value="spl_Meteor_Storms" calcext:value-type="string">
            <text:p>spl_Meteor_Storm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d Storm</text:p>
          </table:table-cell>
          <table:table-cell table:number-columns-repeated="4"/>
          <table:table-cell table:formula="of:=&quot;spl_&quot;&amp;SUBSTITUTE(SUBSTITUTE(PROPER([.A138]);&quot;'&quot;;&quot;&quot;);&quot; &quot;;&quot;_&quot;)" office:value-type="string" office:string-value="spl_Mind_Storm" calcext:value-type="string">
            <text:p>spl_Mind_Stor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e Fortress</text:p>
          </table:table-cell>
          <table:table-cell table:number-columns-repeated="4"/>
          <table:table-cell table:formula="of:=&quot;spl_&quot;&amp;SUBSTITUTE(SUBSTITUTE(PROPER([.A139]);&quot;'&quot;;&quot;&quot;);&quot; &quot;;&quot;_&quot;)" office:value-type="string" office:string-value="spl_Move_Fortress" calcext:value-type="string">
            <text:p>spl_Move_Fortr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gas</text:p>
          </table:table-cell>
          <table:table-cell table:number-columns-repeated="4"/>
          <table:table-cell table:formula="of:=&quot;spl_&quot;&amp;SUBSTITUTE(SUBSTITUTE(PROPER([.A140]);&quot;'&quot;;&quot;&quot;);&quot; &quot;;&quot;_&quot;)" office:value-type="string" office:string-value="spl_Nagas" calcext:value-type="string">
            <text:p>spl_Nag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ture’s Eye</text:p>
          </table:table-cell>
          <table:table-cell table:number-columns-repeated="4"/>
          <table:table-cell table:formula="of:=&quot;spl_&quot;&amp;SUBSTITUTE(SUBSTITUTE(PROPER([.A141]);&quot;'&quot;;&quot;&quot;);&quot; &quot;;&quot;_&quot;)" office:value-type="string" office:string-value="spl_Nature’S_Eye" calcext:value-type="string">
            <text:p>spl_Nature’S_Ey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ture’s Awareness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A142]);&quot;'&quot;;&quot;&quot;);&quot; &quot;;&quot;_&quot;)" office:value-type="string" office:string-value="spl_Nature’S_Awareness" calcext:value-type="string">
            <text:p>spl_Nature’S_Awaren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tures Cures</text:p>
          </table:table-cell>
          <table:table-cell table:number-columns-repeated="4"/>
          <table:table-cell table:formula="of:=&quot;spl_&quot;&amp;SUBSTITUTE(SUBSTITUTE(PROPER([.A143]);&quot;'&quot;;&quot;&quot;);&quot; &quot;;&quot;_&quot;)" office:value-type="string" office:string-value="spl_Natures_Cures" calcext:value-type="string">
            <text:p>spl_Natures_Cur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ture’s Wrath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A144]);&quot;'&quot;;&quot;&quot;);&quot; &quot;;&quot;_&quot;)" office:value-type="string" office:string-value="spl_Nature’S_Wrath" calcext:value-type="string">
            <text:p>spl_Nature’S_Wrat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ght Stalker</text:p>
          </table:table-cell>
          <table:table-cell table:number-columns-repeated="4"/>
          <table:table-cell table:formula="of:=&quot;spl_&quot;&amp;SUBSTITUTE(SUBSTITUTE(PROPER([.A145]);&quot;'&quot;;&quot;&quot;);&quot; &quot;;&quot;_&quot;)" office:value-type="string" office:string-value="spl_Night_Stalker" calcext:value-type="string">
            <text:p>spl_Night_Stalk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th Finding</text:p>
          </table:table-cell>
          <table:table-cell table:number-columns-repeated="4"/>
          <table:table-cell table:formula="of:=&quot;spl_&quot;&amp;SUBSTITUTE(SUBSTITUTE(PROPER([.A146]);&quot;'&quot;;&quot;&quot;);&quot; &quot;;&quot;_&quot;)" office:value-type="string" office:string-value="spl_Path_Finding" calcext:value-type="string">
            <text:p>spl_Path_Finding</text:p>
          </table:table-cell>
          <table:table-cell office:value-type="string" calcext:value-type="string">
            <text:p>Unit Spell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stilence</text:p>
          </table:table-cell>
          <table:table-cell table:number-columns-repeated="4"/>
          <table:table-cell table:formula="of:=&quot;spl_&quot;&amp;SUBSTITUTE(SUBSTITUTE(PROPER([.A147]);&quot;'&quot;;&quot;&quot;);&quot; &quot;;&quot;_&quot;)" office:value-type="string" office:string-value="spl_Pestilence" calcext:value-type="string">
            <text:p>spl_Pestilen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trify</text:p>
          </table:table-cell>
          <table:table-cell table:number-columns-repeated="4"/>
          <table:table-cell table:formula="of:=&quot;spl_&quot;&amp;SUBSTITUTE(SUBSTITUTE(PROPER([.A148]);&quot;'&quot;;&quot;&quot;);&quot; &quot;;&quot;_&quot;)" office:value-type="string" office:string-value="spl_Petrify" calcext:value-type="string">
            <text:p>spl_Petrif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antom Beast</text:p>
          </table:table-cell>
          <table:table-cell table:number-columns-repeated="4"/>
          <table:table-cell table:formula="of:=&quot;spl_&quot;&amp;SUBSTITUTE(SUBSTITUTE(PROPER([.A149]);&quot;'&quot;;&quot;&quot;);&quot; &quot;;&quot;_&quot;)" office:value-type="string" office:string-value="spl_Phantom_Beast" calcext:value-type="string">
            <text:p>spl_Phantom_Bea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antom Warriors</text:p>
          </table:table-cell>
          <table:table-cell table:number-columns-repeated="4"/>
          <table:table-cell table:formula="of:=&quot;spl_&quot;&amp;SUBSTITUTE(SUBSTITUTE(PROPER([.A150]);&quot;'&quot;;&quot;&quot;);&quot; &quot;;&quot;_&quot;)" office:value-type="string" office:string-value="spl_Phantom_Warriors" calcext:value-type="string">
            <text:p>spl_Phantom_Warrio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ar Seal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A151]);&quot;'&quot;;&quot;&quot;);&quot; &quot;;&quot;_&quot;)" office:value-type="string" office:string-value="spl_Planar_Seal" calcext:value-type="string">
            <text:p>spl_Planar_Se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ar Travel</text:p>
          </table:table-cell>
          <table:table-cell table:number-columns-repeated="4"/>
          <table:table-cell table:formula="of:=&quot;spl_&quot;&amp;SUBSTITUTE(SUBSTITUTE(PROPER([.A152]);&quot;'&quot;;&quot;&quot;);&quot; &quot;;&quot;_&quot;)" office:value-type="string" office:string-value="spl_Planar_Travel" calcext:value-type="string">
            <text:p>spl_Planar_Trav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e Shift</text:p>
          </table:table-cell>
          <table:table-cell table:number-columns-repeated="4"/>
          <table:table-cell table:formula="of:=&quot;spl_&quot;&amp;SUBSTITUTE(SUBSTITUTE(PROPER([.A153]);&quot;'&quot;;&quot;&quot;);&quot; &quot;;&quot;_&quot;)" office:value-type="string" office:string-value="spl_Plane_Shift" calcext:value-type="string">
            <text:p>spl_Plane_Shif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session</text:p>
          </table:table-cell>
          <table:table-cell table:number-columns-repeated="4"/>
          <table:table-cell table:formula="of:=&quot;spl_&quot;&amp;SUBSTITUTE(SUBSTITUTE(PROPER([.A154]);&quot;'&quot;;&quot;&quot;);&quot; &quot;;&quot;_&quot;)" office:value-type="string" office:string-value="spl_Possession" calcext:value-type="string">
            <text:p>spl_Possess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ayer</text:p>
          </table:table-cell>
          <table:table-cell table:number-columns-repeated="4"/>
          <table:table-cell table:formula="of:=&quot;spl_&quot;&amp;SUBSTITUTE(SUBSTITUTE(PROPER([.A155]);&quot;'&quot;;&quot;&quot;);&quot; &quot;;&quot;_&quot;)" office:value-type="string" office:string-value="spl_Prayer" calcext:value-type="string">
            <text:p>spl_Pray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4"/>
          <table:table-cell table:formula="of:=&quot;spl_&quot;&amp;SUBSTITUTE(SUBSTITUTE(PROPER([.A156]);&quot;'&quot;;&quot;&quot;);&quot; &quot;;&quot;_&quot;)" office:value-type="string" office:string-value="spl_Prosperity" calcext:value-type="string">
            <text:p>spl_Prosper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ionic Blast</text:p>
          </table:table-cell>
          <table:table-cell table:number-columns-repeated="4"/>
          <table:table-cell table:formula="of:=&quot;spl_&quot;&amp;SUBSTITUTE(SUBSTITUTE(PROPER([.A157]);&quot;'&quot;;&quot;&quot;);&quot; &quot;;&quot;_&quot;)" office:value-type="string" office:string-value="spl_Psionic_Blast" calcext:value-type="string">
            <text:p>spl_Psionic_Bla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ise Dead</text:p>
          </table:table-cell>
          <table:table-cell table:number-columns-repeated="4"/>
          <table:table-cell table:formula="of:=&quot;spl_&quot;&amp;SUBSTITUTE(SUBSTITUTE(PROPER([.A158]);&quot;'&quot;;&quot;&quot;);&quot; &quot;;&quot;_&quot;)" office:value-type="string" office:string-value="spl_Raise_Dead" calcext:value-type="string">
            <text:p>spl_Raise_Dea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ise Volcano</text:p>
          </table:table-cell>
          <table:table-cell table:number-columns-repeated="4"/>
          <table:table-cell table:formula="of:=&quot;spl_&quot;&amp;SUBSTITUTE(SUBSTITUTE(PROPER([.A159]);&quot;'&quot;;&quot;&quot;);&quot; &quot;;&quot;_&quot;)" office:value-type="string" office:string-value="spl_Raise_Volcano" calcext:value-type="string">
            <text:p>spl_Raise_Volcan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call Hero</text:p>
          </table:table-cell>
          <table:table-cell table:number-columns-repeated="4"/>
          <table:table-cell table:formula="of:=&quot;spl_&quot;&amp;SUBSTITUTE(SUBSTITUTE(PROPER([.A160]);&quot;'&quot;;&quot;&quot;);&quot; &quot;;&quot;_&quot;)" office:value-type="string" office:string-value="spl_Recall_Hero" calcext:value-type="string">
            <text:p>spl_Recall_H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eneration</text:p>
          </table:table-cell>
          <table:table-cell table:number-columns-repeated="4"/>
          <table:table-cell table:formula="of:=&quot;spl_&quot;&amp;SUBSTITUTE(SUBSTITUTE(PROPER([.A161]);&quot;'&quot;;&quot;&quot;);&quot; &quot;;&quot;_&quot;)" office:value-type="string" office:string-value="spl_Regeneration" calcext:value-type="string">
            <text:p>spl_Regener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st Elements</text:p>
          </table:table-cell>
          <table:table-cell table:number-columns-repeated="4"/>
          <table:table-cell table:formula="of:=&quot;spl_&quot;&amp;SUBSTITUTE(SUBSTITUTE(PROPER([.A162]);&quot;'&quot;;&quot;&quot;);&quot; &quot;;&quot;_&quot;)" office:value-type="string" office:string-value="spl_Resist_Elements" calcext:value-type="string">
            <text:p>spl_Resist_Elemen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st Magic</text:p>
          </table:table-cell>
          <table:table-cell table:number-columns-repeated="4"/>
          <table:table-cell table:formula="of:=&quot;spl_&quot;&amp;SUBSTITUTE(SUBSTITUTE(PROPER([.A163]);&quot;'&quot;;&quot;&quot;);&quot; &quot;;&quot;_&quot;)" office:value-type="string" office:string-value="spl_Resist_Magic" calcext:value-type="string">
            <text:p>spl_Resist_Mag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urrection</text:p>
          </table:table-cell>
          <table:table-cell table:number-columns-repeated="4"/>
          <table:table-cell table:formula="of:=&quot;spl_&quot;&amp;SUBSTITUTE(SUBSTITUTE(PROPER([.A164]);&quot;'&quot;;&quot;&quot;);&quot; &quot;;&quot;_&quot;)" office:value-type="string" office:string-value="spl_Resurrection" calcext:value-type="string">
            <text:p>spl_Resurre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ghteousness</text:p>
          </table:table-cell>
          <table:table-cell table:number-columns-repeated="4"/>
          <table:table-cell table:formula="of:=&quot;spl_&quot;&amp;SUBSTITUTE(SUBSTITUTE(PROPER([.A165]);&quot;'&quot;;&quot;&quot;);&quot; &quot;;&quot;_&quot;)" office:value-type="string" office:string-value="spl_Righteousness" calcext:value-type="string">
            <text:p>spl_Righteousn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adow Demons</text:p>
          </table:table-cell>
          <table:table-cell table:number-columns-repeated="4"/>
          <table:table-cell table:formula="of:=&quot;spl_&quot;&amp;SUBSTITUTE(SUBSTITUTE(PROPER([.A166]);&quot;'&quot;;&quot;&quot;);&quot; &quot;;&quot;_&quot;)" office:value-type="string" office:string-value="spl_Shadow_Demons" calcext:value-type="string">
            <text:p>spl_Shadow_Dem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atter</text:p>
          </table:table-cell>
          <table:table-cell table:number-columns-repeated="4"/>
          <table:table-cell table:formula="of:=&quot;spl_&quot;&amp;SUBSTITUTE(SUBSTITUTE(PROPER([.A167]);&quot;'&quot;;&quot;&quot;);&quot; &quot;;&quot;_&quot;)" office:value-type="string" office:string-value="spl_Shatter" calcext:value-type="string">
            <text:p>spl_Shat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keletons</text:p>
          </table:table-cell>
          <table:table-cell table:number-columns-repeated="4"/>
          <table:table-cell table:formula="of:=&quot;spl_&quot;&amp;SUBSTITUTE(SUBSTITUTE(PROPER([.A168]);&quot;'&quot;;&quot;&quot;);&quot; &quot;;&quot;_&quot;)" office:value-type="string" office:string-value="spl_Skeletons" calcext:value-type="string">
            <text:p>spl_Skelet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ky Drake</text:p>
          </table:table-cell>
          <table:table-cell table:number-columns-repeated="4"/>
          <table:table-cell table:formula="of:=&quot;spl_&quot;&amp;SUBSTITUTE(SUBSTITUTE(PROPER([.A169]);&quot;'&quot;;&quot;&quot;);&quot; &quot;;&quot;_&quot;)" office:value-type="string" office:string-value="spl_Sky_Drake" calcext:value-type="string">
            <text:p>spl_Sky_Dra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ell Binding</text:p>
          </table:table-cell>
          <table:table-cell table:number-columns-repeated="4"/>
          <table:table-cell table:formula="of:=&quot;spl_&quot;&amp;SUBSTITUTE(SUBSTITUTE(PROPER([.A170]);&quot;'&quot;;&quot;&quot;);&quot; &quot;;&quot;_&quot;)" office:value-type="string" office:string-value="spl_Spell_Binding" calcext:value-type="string">
            <text:p>spl_Spell_Bind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ell Blast</text:p>
          </table:table-cell>
          <table:table-cell table:number-columns-repeated="4"/>
          <table:table-cell table:formula="of:=&quot;spl_&quot;&amp;SUBSTITUTE(SUBSTITUTE(PROPER([.A171]);&quot;'&quot;;&quot;&quot;);&quot; &quot;;&quot;_&quot;)" office:value-type="string" office:string-value="spl_Spell_Blast" calcext:value-type="string">
            <text:p>spl_Spell_Bla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ell Lock</text:p>
          </table:table-cell>
          <table:table-cell table:number-columns-repeated="4"/>
          <table:table-cell table:formula="of:=&quot;spl_&quot;&amp;SUBSTITUTE(SUBSTITUTE(PROPER([.A172]);&quot;'&quot;;&quot;&quot;);&quot; &quot;;&quot;_&quot;)" office:value-type="string" office:string-value="spl_Spell_Lock" calcext:value-type="string">
            <text:p>spl_Spell_Lo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ell Of Mastery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A173]);&quot;'&quot;;&quot;&quot;);&quot; &quot;;&quot;_&quot;)" office:value-type="string" office:string-value="spl_Spell_Of_Mastery" calcext:value-type="string">
            <text:p>spl_Spell_Of_Maste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ell Of Return</text:p>
          </table:table-cell>
          <table:table-cell table:number-columns-repeated="4"/>
          <table:table-cell table:formula="of:=&quot;spl_&quot;&amp;SUBSTITUTE(SUBSTITUTE(PROPER([.A174]);&quot;'&quot;;&quot;&quot;);&quot; &quot;;&quot;_&quot;)" office:value-type="string" office:string-value="spl_Spell_Of_Return" calcext:value-type="string">
            <text:p>spl_Spell_Of_Retur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ell Ward</text:p>
          </table:table-cell>
          <table:table-cell table:number-columns-repeated="4"/>
          <table:table-cell table:formula="of:=&quot;spl_&quot;&amp;SUBSTITUTE(SUBSTITUTE(PROPER([.A175]);&quot;'&quot;;&quot;&quot;);&quot; &quot;;&quot;_&quot;)" office:value-type="string" office:string-value="spl_Spell_Ward" calcext:value-type="string">
            <text:p>spl_Spell_War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rites</text:p>
          </table:table-cell>
          <table:table-cell table:number-columns-repeated="4"/>
          <table:table-cell table:formula="of:=&quot;spl_&quot;&amp;SUBSTITUTE(SUBSTITUTE(PROPER([.A176]);&quot;'&quot;;&quot;&quot;);&quot; &quot;;&quot;_&quot;)" office:value-type="string" office:string-value="spl_Sprites" calcext:value-type="string">
            <text:p>spl_Spri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r Fires</text:p>
          </table:table-cell>
          <table:table-cell table:number-columns-repeated="4"/>
          <table:table-cell table:formula="of:=&quot;spl_&quot;&amp;SUBSTITUTE(SUBSTITUTE(PROPER([.A177]);&quot;'&quot;;&quot;&quot;);&quot; &quot;;&quot;_&quot;)" office:value-type="string" office:string-value="spl_Star_Fires" calcext:value-type="string">
            <text:p>spl_Star_Fir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sis</text:p>
          </table:table-cell>
          <table:table-cell table:number-columns-repeated="4"/>
          <table:table-cell table:formula="of:=&quot;spl_&quot;&amp;SUBSTITUTE(SUBSTITUTE(PROPER([.A178]);&quot;'&quot;;&quot;&quot;);&quot; &quot;;&quot;_&quot;)" office:value-type="string" office:string-value="spl_Stasis" calcext:value-type="string">
            <text:p>spl_Stas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one Giant</text:p>
          </table:table-cell>
          <table:table-cell table:number-columns-repeated="4"/>
          <table:table-cell table:formula="of:=&quot;spl_&quot;&amp;SUBSTITUTE(SUBSTITUTE(PROPER([.A179]);&quot;'&quot;;&quot;&quot;);&quot; &quot;;&quot;_&quot;)" office:value-type="string" office:string-value="spl_Stone_Giant" calcext:value-type="string">
            <text:p>spl_Stone_Gi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one Skin</text:p>
          </table:table-cell>
          <table:table-cell table:number-columns-repeated="4"/>
          <table:table-cell table:formula="of:=&quot;spl_&quot;&amp;SUBSTITUTE(SUBSTITUTE(PROPER([.A180]);&quot;'&quot;;&quot;&quot;);&quot; &quot;;&quot;_&quot;)" office:value-type="string" office:string-value="spl_Stone_Skin" calcext:value-type="string">
            <text:p>spl_Stone_Sk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orm Giant</text:p>
          </table:table-cell>
          <table:table-cell table:number-columns-repeated="4"/>
          <table:table-cell table:formula="of:=&quot;spl_&quot;&amp;SUBSTITUTE(SUBSTITUTE(PROPER([.A181]);&quot;'&quot;;&quot;&quot;);&quot; &quot;;&quot;_&quot;)" office:value-type="string" office:string-value="spl_Storm_Giant" calcext:value-type="string">
            <text:p>spl_Storm_Gi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eam of Life</text:p>
          </table:table-cell>
          <table:table-cell table:number-columns-repeated="4"/>
          <table:table-cell table:formula="of:=&quot;spl_&quot;&amp;SUBSTITUTE(SUBSTITUTE(PROPER([.A182]);&quot;'&quot;;&quot;&quot;);&quot; &quot;;&quot;_&quot;)" office:value-type="string" office:string-value="spl_Stream_Of_Life" calcext:value-type="string">
            <text:p>spl_Stream_Of_Lif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bversion</text:p>
          </table:table-cell>
          <table:table-cell table:number-columns-repeated="4"/>
          <table:table-cell table:formula="of:=&quot;spl_&quot;&amp;SUBSTITUTE(SUBSTITUTE(PROPER([.A183]);&quot;'&quot;;&quot;&quot;);&quot; &quot;;&quot;_&quot;)" office:value-type="string" office:string-value="spl_Subversion" calcext:value-type="string">
            <text:p>spl_Subvers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mmon Champion</text:p>
          </table:table-cell>
          <table:table-cell table:number-columns-repeated="4"/>
          <table:table-cell table:formula="of:=&quot;spl_&quot;&amp;SUBSTITUTE(SUBSTITUTE(PROPER([.A184]);&quot;'&quot;;&quot;&quot;);&quot; &quot;;&quot;_&quot;)" office:value-type="string" office:string-value="spl_Summon_Champion" calcext:value-type="string">
            <text:p>spl_Summon_Champ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mmon Hero</text:p>
          </table:table-cell>
          <table:table-cell table:number-columns-repeated="4"/>
          <table:table-cell table:formula="of:=&quot;spl_&quot;&amp;SUBSTITUTE(SUBSTITUTE(PROPER([.A185]);&quot;'&quot;;&quot;&quot;);&quot; &quot;;&quot;_&quot;)" office:value-type="string" office:string-value="spl_Summon_Hero" calcext:value-type="string">
            <text:p>spl_Summon_H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mmoning Circle</text:p>
          </table:table-cell>
          <table:table-cell table:number-columns-repeated="4"/>
          <table:table-cell table:formula="of:=&quot;spl_&quot;&amp;SUBSTITUTE(SUBSTITUTE(PROPER([.A186]);&quot;'&quot;;&quot;&quot;);&quot; &quot;;&quot;_&quot;)" office:value-type="string" office:string-value="spl_Summoning_Circle" calcext:value-type="string">
            <text:p>spl_Summoning_Circ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press Magic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A187]);&quot;'&quot;;&quot;&quot;);&quot; &quot;;&quot;_&quot;)" office:value-type="string" office:string-value="spl_Suppress_Magic" calcext:value-type="string">
            <text:p>spl_Suppress_Mag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rror</text:p>
          </table:table-cell>
          <table:table-cell table:number-columns-repeated="4"/>
          <table:table-cell table:formula="of:=&quot;spl_&quot;&amp;SUBSTITUTE(SUBSTITUTE(PROPER([.A188]);&quot;'&quot;;&quot;&quot;);&quot; &quot;;&quot;_&quot;)" office:value-type="string" office:string-value="spl_Terror" calcext:value-type="string">
            <text:p>spl_Terr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 Stop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A189]);&quot;'&quot;;&quot;&quot;);&quot; &quot;;&quot;_&quot;)" office:value-type="string" office:string-value="spl_Time_Stop" calcext:value-type="string">
            <text:p>spl_Time_St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quility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A190]);&quot;'&quot;;&quot;&quot;);&quot; &quot;;&quot;_&quot;)" office:value-type="string" office:string-value="spl_Tranquility" calcext:value-type="string">
            <text:p>spl_Tranquil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smute</text:p>
          </table:table-cell>
          <table:table-cell table:number-columns-repeated="4"/>
          <table:table-cell table:formula="of:=&quot;spl_&quot;&amp;SUBSTITUTE(SUBSTITUTE(PROPER([.A191]);&quot;'&quot;;&quot;&quot;);&quot; &quot;;&quot;_&quot;)" office:value-type="string" office:string-value="spl_Transmute" calcext:value-type="string">
            <text:p>spl_Transmu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ue Light</text:p>
          </table:table-cell>
          <table:table-cell table:number-columns-repeated="4"/>
          <table:table-cell table:formula="of:=&quot;spl_&quot;&amp;SUBSTITUTE(SUBSTITUTE(PROPER([.A192]);&quot;'&quot;;&quot;&quot;);&quot; &quot;;&quot;_&quot;)" office:value-type="string" office:string-value="spl_True_Light" calcext:value-type="string">
            <text:p>spl_True_Ligh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ue Sight</text:p>
          </table:table-cell>
          <table:table-cell table:number-columns-repeated="4"/>
          <table:table-cell table:formula="of:=&quot;spl_&quot;&amp;SUBSTITUTE(SUBSTITUTE(PROPER([.A193]);&quot;'&quot;;&quot;&quot;);&quot; &quot;;&quot;_&quot;)" office:value-type="string" office:string-value="spl_True_Sight" calcext:value-type="string">
            <text:p>spl_True_Sigh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corns</text:p>
          </table:table-cell>
          <table:table-cell table:number-columns-repeated="4"/>
          <table:table-cell table:formula="of:=&quot;spl_&quot;&amp;SUBSTITUTE(SUBSTITUTE(PROPER([.A194]);&quot;'&quot;;&quot;&quot;);&quot; &quot;;&quot;_&quot;)" office:value-type="string" office:string-value="spl_Unicorns" calcext:value-type="string">
            <text:p>spl_Unicor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tigo</text:p>
          </table:table-cell>
          <table:table-cell table:number-columns-repeated="4"/>
          <table:table-cell table:formula="of:=&quot;spl_&quot;&amp;SUBSTITUTE(SUBSTITUTE(PROPER([.A195]);&quot;'&quot;;&quot;&quot;);&quot; &quot;;&quot;_&quot;)" office:value-type="string" office:string-value="spl_Vertigo" calcext:value-type="string">
            <text:p>spl_Vertig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ll of Darkness</text:p>
          </table:table-cell>
          <table:table-cell table:number-columns-repeated="4"/>
          <table:table-cell table:formula="of:=&quot;spl_&quot;&amp;SUBSTITUTE(SUBSTITUTE(PROPER([.A196]);&quot;'&quot;;&quot;&quot;);&quot; &quot;;&quot;_&quot;)" office:value-type="string" office:string-value="spl_Wall_Of_Darkness" calcext:value-type="string">
            <text:p>spl_Wall_Of_Darkn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ll of Fire</text:p>
          </table:table-cell>
          <table:table-cell table:number-columns-repeated="4"/>
          <table:table-cell table:formula="of:=&quot;spl_&quot;&amp;SUBSTITUTE(SUBSTITUTE(PROPER([.A197]);&quot;'&quot;;&quot;&quot;);&quot; &quot;;&quot;_&quot;)" office:value-type="string" office:string-value="spl_Wall_Of_Fire" calcext:value-type="string">
            <text:p>spl_Wall_Of_Fi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ll of Stone</text:p>
          </table:table-cell>
          <table:table-cell table:number-columns-repeated="4"/>
          <table:table-cell table:formula="of:=&quot;spl_&quot;&amp;SUBSTITUTE(SUBSTITUTE(PROPER([.A198]);&quot;'&quot;;&quot;&quot;);&quot; &quot;;&quot;_&quot;)" office:value-type="string" office:string-value="spl_Wall_Of_Stone" calcext:value-type="string">
            <text:p>spl_Wall_Of_Stone</text:p>
          </table:table-cell>
          <table:table-cell office:value-type="string" calcext:value-type="string">
            <text:p>City Spell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r Bears</text:p>
          </table:table-cell>
          <table:table-cell table:number-columns-repeated="4"/>
          <table:table-cell table:formula="of:=&quot;spl_&quot;&amp;SUBSTITUTE(SUBSTITUTE(PROPER([.A199]);&quot;'&quot;;&quot;&quot;);&quot; &quot;;&quot;_&quot;)" office:value-type="string" office:string-value="spl_War_Bears" calcext:value-type="string">
            <text:p>spl_War_Bea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rp Creature</text:p>
          </table:table-cell>
          <table:table-cell table:number-columns-repeated="4"/>
          <table:table-cell table:formula="of:=&quot;spl_&quot;&amp;SUBSTITUTE(SUBSTITUTE(PROPER([.A200]);&quot;'&quot;;&quot;&quot;);&quot; &quot;;&quot;_&quot;)" office:value-type="string" office:string-value="spl_Warp_Creature" calcext:value-type="string">
            <text:p>spl_Warp_Cr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rp Lightning</text:p>
          </table:table-cell>
          <table:table-cell table:number-columns-repeated="4"/>
          <table:table-cell table:formula="of:=&quot;spl_&quot;&amp;SUBSTITUTE(SUBSTITUTE(PROPER([.A201]);&quot;'&quot;;&quot;&quot;);&quot; &quot;;&quot;_&quot;)" office:value-type="string" office:string-value="spl_Warp_Lightning" calcext:value-type="string">
            <text:p>spl_Warp_Lightn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rp Node</text:p>
          </table:table-cell>
          <table:table-cell table:number-columns-repeated="4"/>
          <table:table-cell table:formula="of:=&quot;spl_&quot;&amp;SUBSTITUTE(SUBSTITUTE(PROPER([.A202]);&quot;'&quot;;&quot;&quot;);&quot; &quot;;&quot;_&quot;)" office:value-type="string" office:string-value="spl_Warp_Node" calcext:value-type="string">
            <text:p>spl_Warp_N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rp Reality</text:p>
          </table:table-cell>
          <table:table-cell table:number-columns-repeated="4"/>
          <table:table-cell table:formula="of:=&quot;spl_&quot;&amp;SUBSTITUTE(SUBSTITUTE(PROPER([.A203]);&quot;'&quot;;&quot;&quot;);&quot; &quot;;&quot;_&quot;)" office:value-type="string" office:string-value="spl_Warp_Reality" calcext:value-type="string">
            <text:p>spl_Warp_Real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rp Wood</text:p>
          </table:table-cell>
          <table:table-cell table:number-columns-repeated="4"/>
          <table:table-cell table:formula="of:=&quot;spl_&quot;&amp;SUBSTITUTE(SUBSTITUTE(PROPER([.A204]);&quot;'&quot;;&quot;&quot;);&quot; &quot;;&quot;_&quot;)" office:value-type="string" office:string-value="spl_Warp_Wood" calcext:value-type="string">
            <text:p>spl_Warp_Woo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ter Walking</text:p>
          </table:table-cell>
          <table:table-cell table:number-columns-repeated="4"/>
          <table:table-cell table:formula="of:=&quot;spl_&quot;&amp;SUBSTITUTE(SUBSTITUTE(PROPER([.A205]);&quot;'&quot;;&quot;&quot;);&quot; &quot;;&quot;_&quot;)" office:value-type="string" office:string-value="spl_Water_Walking" calcext:value-type="string">
            <text:p>spl_Water_Walk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kness</text:p>
          </table:table-cell>
          <table:table-cell table:number-columns-repeated="4"/>
          <table:table-cell table:formula="of:=&quot;spl_&quot;&amp;SUBSTITUTE(SUBSTITUTE(PROPER([.A206]);&quot;'&quot;;&quot;&quot;);&quot; &quot;;&quot;_&quot;)" office:value-type="string" office:string-value="spl_Weakness" calcext:value-type="string">
            <text:p>spl_Weakn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b</text:p>
          </table:table-cell>
          <table:table-cell table:number-columns-repeated="4"/>
          <table:table-cell table:formula="of:=&quot;spl_&quot;&amp;SUBSTITUTE(SUBSTITUTE(PROPER([.A207]);&quot;'&quot;;&quot;&quot;);&quot; &quot;;&quot;_&quot;)" office:value-type="string" office:string-value="spl_Web" calcext:value-type="string">
            <text:p>spl_W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nd Mastery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A208]);&quot;'&quot;;&quot;&quot;);&quot; &quot;;&quot;_&quot;)" office:value-type="string" office:string-value="spl_Wind_Mastery" calcext:value-type="string">
            <text:p>spl_Wind_Maste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nd Walking</text:p>
          </table:table-cell>
          <table:table-cell table:number-columns-repeated="4"/>
          <table:table-cell table:formula="of:=&quot;spl_&quot;&amp;SUBSTITUTE(SUBSTITUTE(PROPER([.A209]);&quot;'&quot;;&quot;&quot;);&quot; &quot;;&quot;_&quot;)" office:value-type="string" office:string-value="spl_Wind_Walking" calcext:value-type="string">
            <text:p>spl_Wind_Walk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rd of Death</text:p>
          </table:table-cell>
          <table:table-cell table:number-columns-repeated="4"/>
          <table:table-cell table:formula="of:=&quot;spl_&quot;&amp;SUBSTITUTE(SUBSTITUTE(PROPER([.A210]);&quot;'&quot;;&quot;&quot;);&quot; &quot;;&quot;_&quot;)" office:value-type="string" office:string-value="spl_Word_Of_Death" calcext:value-type="string">
            <text:p>spl_Word_Of_Deat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rd of Recall</text:p>
          </table:table-cell>
          <table:table-cell table:number-columns-repeated="4"/>
          <table:table-cell table:formula="of:=&quot;spl_&quot;&amp;SUBSTITUTE(SUBSTITUTE(PROPER([.A211]);&quot;'&quot;;&quot;&quot;);&quot; &quot;;&quot;_&quot;)" office:value-type="string" office:string-value="spl_Word_Of_Recall" calcext:value-type="string">
            <text:p>spl_Word_Of_Rec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rack</text:p>
          </table:table-cell>
          <table:table-cell table:number-columns-repeated="4"/>
          <table:table-cell table:formula="of:=&quot;spl_&quot;&amp;SUBSTITUTE(SUBSTITUTE(PROPER([.A212]);&quot;'&quot;;&quot;&quot;);&quot; &quot;;&quot;_&quot;)" office:value-type="string" office:string-value="spl_Wrack" calcext:value-type="string">
            <text:p>spl_W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raith Form</text:p>
          </table:table-cell>
          <table:table-cell table:number-columns-repeated="4"/>
          <table:table-cell table:formula="of:=&quot;spl_&quot;&amp;SUBSTITUTE(SUBSTITUTE(PROPER([.A213]);&quot;'&quot;;&quot;&quot;);&quot; &quot;;&quot;_&quot;)" office:value-type="string" office:string-value="spl_Wraith_Form" calcext:value-type="string">
            <text:p>spl_Wraith_For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raiths</text:p>
          </table:table-cell>
          <table:table-cell table:number-columns-repeated="4"/>
          <table:table-cell table:formula="of:=&quot;spl_&quot;&amp;SUBSTITUTE(SUBSTITUTE(PROPER([.A214]);&quot;'&quot;;&quot;&quot;);&quot; &quot;;&quot;_&quot;)" office:value-type="string" office:string-value="spl_Wraiths" calcext:value-type="string">
            <text:p>spl_Wraith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mbie Mastery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Global 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A215]);&quot;'&quot;;&quot;&quot;);&quot; &quot;;&quot;_&quot;)" office:value-type="string" office:string-value="spl_Zombie_Mastery" calcext:value-type="string">
            <text:p>spl_Zombie_Mastery</text:p>
          </table:table-cell>
          <table:table-cell table:number-columns-repeated="1018"/>
        </table:table-row>
        <table:table-row table:style-name="ro1" table:number-rows-repeated="10483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F215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14T14:53:27.058000000</meta:creation-date>
    <meta:generator>LibreOffice/7.0.5.2$Windows_X86_64 LibreOffice_project/64390860c6cd0aca4beafafcfd84613dd9dfb63a</meta:generator>
    <dc:date>2024-10-17T14:02:37.181000000</dc:date>
    <meta:editing-duration>P2DT22H6M57S</meta:editing-duration>
    <meta:editing-cycles>6</meta:editing-cycles>
    <meta:document-statistic meta:table-count="1" meta:cell-count="474" meta:object-count="0"/>
  </office:meta>
</office:document-meta>
</file>